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Ste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table:number-columns-repeated="3"/>
        </table:table-row>
        <table:table-row table:style-name="ro3">
          <table:table-cell table:style-name="ce2" office:value-type="string">
            <text:p>Rectangular Stee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Stee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table:number-columns-repeated="3"/>
        </table:table-row>
        <table:table-row table:style-name="ro5">
          <table:table-cell office:value-type="string">
            <text:p>Round Steel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table:number-columns-repeated="3"/>
        </table:table-row>
        <table:table-row table:style-name="ro5">
          <table:table-cell office:value-type="string">
            <text:p>Oth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table:number-columns-repeated="2"/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Oth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table:number-columns-repeated="2"/>
          <table:table-cell table:style-name="ce4" office:value-type="string">
            <text:p><text:span text:style-name="T1"><text:a xlink:href="http://www.amazon.com/White-SiliconeTubing-ID-Wall-Length/dp/B003TJ9YQU/ref=sr_1_8?s=industrial&amp;ie=UTF8&amp;qid=1343839367&amp;sr=1-8&amp;keywords=rubber+tube+1%2F4%22">http://www.amazon.com/White-SiliconeTubing-ID-Wall-Length/dp/B003TJ9YQU/ref=sr_1_8?s=industrial&amp;ie=UTF8&amp;qid=1343839367&amp;sr=1-8&amp;keywords=rubber+tube+1%2F4%22</text:a></text:span>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 table:number-columns-repeated="3"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 table:number-columns-repeated="3"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Backwar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Short Spac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M12x1.75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1-1/4”-5 Right-hand Thread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1-1/4”-5 Left-hand Thread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2'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1' Lg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string">
            <text:p>For M12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string">
            <text:p>For 1-1/4” Dia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2012-08-04</text:date>, <text:time>16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04T16:51:10.55</dc:date>
    <meta:editing-duration>PT1H47M36S</meta:editing-duration>
    <meta:editing-cycles>50</meta:editing-cycles>
    <meta:generator>LibreOffice/3.3$Win32 LibreOffice_project/330m19$Build-202</meta:generator>
    <meta:document-statistic meta:table-count="3" meta:cell-count="284" meta:object-count="0"/>
  </office:meta>
</office:document-meta>
</file>